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035e8" officeooo:paragraph-rsid="001035e8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rsid="001035e8" officeooo:paragraph-rsid="001035e8"/>
    </style:style>
    <style:style style:name="T1" style:family="text">
      <style:text-properties officeooo:rsid="00120bf8"/>
    </style:style>
    <style:style style:name="T2" style:family="text">
      <style:text-properties officeooo:rsid="00149e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apter 2</text:h>
      <text:h text:style-name="P3" text:outline-level="1">Life goes on </text:h>
      <text:p text:style-name="P1"/>
      <text:p text:style-name="P2">“<text:span text:style-name="T1">What”s going on?</text:span>” <text:span text:style-name="T1">asked Veronika.</text:span></text:p>
      <text:p text:style-name="P2">“<text:span text:style-name="T1">Nothing,</text:span>” <text:span text:style-name="T1">said Eduard, helping her to her feet. “Or rather a miracle happened: another day of life.” </text:span></text:p>
      <text:p text:style-name="P2">- “Well, that sucks. I’m still alive.” </text:p>
      <text:p text:style-name="P2">- “Yes, you are, you are indeed alive.”</text:p>
      <text:p text:style-name="P2">- “What shall we do next?”</text:p>
      <text:p text:style-name="P2">- “Let’s get married and have children” jokingly said Ed<text:span text:style-name="T2">u</text:span>ard.</text:p>
      <text:p text:style-name="P2">- “I think it’s a good idea. Let’s get married. <text:span text:style-name="T2">Even if I die tomorrow, I’ll die as a married woman. Not that actually matters.</text:span>” <text:span text:style-name="T2">And she laughed. </text:span></text:p>
      <text:p text:style-name="P2"><text:span text:style-name="T2">Eduard joined and laughed, too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0:14:05.985799626</meta:creation-date>
    <dc:date>2025-11-25T11:19:09.451565492</dc:date>
    <meta:editing-duration>PT11M23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91" meta:character-count="500" meta:non-whitespace-character-count="415"/>
  </office:meta>
</office:document-meta>
</file>